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2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675cm" style:writing-mode="lr-tb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395cm" fo:min-width="3.5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675cm" style:writing-mode="lr-tb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14cm" fo:min-width="2.675cm" style:writing-mode="lr-tb"/>
      <style:paragraph-properties style:writing-mode="lr-tb"/>
    </style:style>
    <style:style style:name="gr7" style:family="graphic" style:parent-style-name="objectwithoutfill">
      <style:graphic-properties svg:stroke-width="0.081cm" svg:stroke-color="#000000" draw:marker-start-width="0.321cm" draw:marker-end="Arrowheads_20_2" draw:marker-end-width="0.226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83cm" fo:min-width="4.84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5.2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64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14" style:family="graphic" style:parent-style-name="objectwithoutfill">
      <style:graphic-properties svg:stroke-width="0.081cm" draw:marker-start-width="0.321cm" draw:marker-end="Arrowheads_20_2" draw:marker-end-width="0.226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795cm" fo:min-width="3.3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6.86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5.873cm"/>
      <style:paragraph-properties style:writing-mode="lr-tb"/>
    </style:style>
    <style:style style:name="pr1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2-obj-Заголовок-и-объект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>
      <loext:graphic-properties draw:fill="none"/>
      <style:paragraph-properties style:font-independent-line-spacing="true"/>
      <style:text-properties fo:font-size="24pt" style:font-size-asian="24pt" style:font-size-complex="24pt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  <style:text-properties fo:color="#355269" loext:opacity="100%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ffffff"/>
      <style:paragraph-properties fo:text-align="center" style:writing-mode="lr-tb"/>
      <style:text-properties fo:color="#355269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text-properties fo:color="#355269" loext:opacity="100%" loext:color-lum-mod="100%" loext:color-lum-off="0%"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355269" loext:opacity="100%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355269" loext:opacity="100%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3pt" fo:font-weight="normal" style:font-size-asian="13pt" style:font-weight-asian="normal" style:font-size-complex="13pt" style:font-weight-complex="normal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Заголовок-и-объект" presentation:presentation-page-layout-name="AL1T18">
        <draw:frame draw:name="Заголовок 5" presentation:style-name="pr1" draw:text-style-name="P2" draw:layer="layout" svg:width="25.199cm" svg:height="3.506cm" svg:x="1.4cm" svg:y="0.837cm" presentation:class="title">
          <draw:text-box>
            <text:p text:style-name="P1"><text:span text:style-name="T1">Kubernetes resources</text:span></text:p>
          </draw:text-box>
        </draw:frame>
        <draw:frame draw:style-name="gr1" draw:text-style-name="P3" draw:layer="layout" svg:width="26.035cm" svg:height="4.575cm" svg:x="1.27cm" svg:y="3.68cm">
          <draw:text-box>
            <text:list text:style-name="L1">
              <text:list-item>
                <text:p><text:span text:style-name="T2">Pod:</text:span><text:span text:style-name="T3"> one or more containers that run the application</text:span></text:p>
              </text:list-item>
              <text:list-item>
                <text:p><text:span text:style-name="T2">Deployment: </text:span><text:span text:style-name="T3">used to run a scalable application</text:span></text:p>
              </text:list-item>
              <text:list-item>
                <text:p><text:span text:style-name="T2">Volume: </text:span><text:span text:style-name="T3">represents storage, either as a part of the Pod definition, or as its own resource</text:span></text:p>
              </text:list-item>
              <text:list-item>
                <text:p><text:span text:style-name="T2">Service: </text:span><text:span text:style-name="T3">a policy that provides access to the application Pods</text:span></text:p>
              </text:list-item>
              <text:list-item>
                <text:p><text:span text:style-name="T2">Jobs: </text:span><text:span text:style-name="T3">tasks that run as a Pod in the Kubernetes cluster</text:span></text:p>
              </text:list-item>
              <text:list-item>
                <text:p><text:span text:style-name="T2">CronJobs: </text:span><text:span text:style-name="T3">used to run Jobs on a specific shedule</text:span></text:p>
              </text:list-item>
            </text:list>
          </draw:text-box>
        </draw:frame>
        <draw:custom-shape draw:style-name="gr2" draw:text-style-name="P5" draw:layer="layout" svg:width="3.175cm" svg:height="1.27cm" svg:x="12.27cm" svg:y="16.205cm">
          <text:p text:style-name="P4"><text:span text:style-name="T4">Contain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04cm" svg:height="2.645cm" svg:x="12.07cm" svg:y="15.77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805cm" svg:height="0.806cm" svg:x="13.105cm" svg:y="14.964cm">
          <draw:text-box>
            <text:p><text:span text:style-name="T5">Pod</text:span></text:p>
          </draw:text-box>
        </draw:frame>
        <draw:custom-shape draw:style-name="gr5" draw:text-style-name="P5" draw:layer="layout" svg:width="3.175cm" svg:height="0.635cm" svg:x="18.015cm" svg:y="16.975cm">
          <text:p text:style-name="P4"><text:span text:style-name="T4">ConfigMap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175cm" svg:height="0.635cm" svg:x="18.015cm" svg:y="17.78cm">
          <text:p text:style-name="P4"><text:span text:style-name="T4">secre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175cm" svg:height="0.964cm" svg:x="18.015cm" svg:y="15.875cm">
          <text:p text:style-name="P4"><text:span text:style-name="T4">persistent</text:span><text:span text:style-name="T4"><text:line-break/></text:span><text:span text:style-name="T4">volume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7.971cm" svg:y1="17.257cm" svg:x2="16.11cm" svg:y2="17.257cm">
          <text:p/>
        </draw:line>
        <draw:line draw:style-name="gr7" draw:text-style-name="P6" draw:layer="layout" svg:x1="18.053cm" svg:y1="18.111cm" svg:x2="16.11cm" svg:y2="18.115cm">
          <text:p/>
        </draw:line>
        <draw:custom-shape draw:style-name="gr2" draw:text-style-name="P5" draw:layer="layout" svg:width="3.175cm" svg:height="1.27cm" svg:x="12.505cm" svg:y="16.44cm">
          <text:p text:style-name="P4"><text:span text:style-name="T4">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175cm" svg:height="1.27cm" svg:x="12.805cm" svg:y="16.74cm">
          <text:p text:style-name="P4"><text:span text:style-name="T4">Container</text:span><text:span text:style-name="T4"><text:line-break/></text:span><text:span text:style-name="T4">+ volume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8.015cm" svg:y1="16.41cm" svg:x2="16.154cm" svg:y2="16.41cm">
          <text:p/>
        </draw:line>
        <draw:custom-shape draw:style-name="gr8" draw:text-style-name="P6" draw:layer="layout" svg:width="5.34cm" svg:height="5.08cm" svg:x="11.405cm" svg:y="13.97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71cm" svg:height="0.806cm" svg:x="10.335cm" svg:y="13.235cm">
          <draw:text-box>
            <text:p><text:span text:style-name="T5">Deployment</text:span></text:p>
          </draw:text-box>
        </draw:frame>
        <draw:custom-shape draw:style-name="gr5" draw:text-style-name="P5" draw:layer="layout" svg:width="3.175cm" svg:height="0.635cm" svg:x="12.3cm" svg:y="12.065cm">
          <text:p text:style-name="P4"><text:span text:style-name="T4">Servic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175cm" svg:height="0.635cm" svg:x="12.3cm" svg:y="10.795cm">
          <text:p text:style-name="P4"><text:span text:style-name="T4">Ingress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4.205cm" svg:y1="12.7cm" svg:x2="12.653cm" svg:y2="16.146cm">
          <text:p/>
        </draw:line>
        <draw:line draw:style-name="gr7" draw:text-style-name="P6" draw:layer="layout" svg:x1="14.205cm" svg:y1="12.7cm" svg:x2="15.801cm" svg:y2="16.634cm">
          <text:p/>
        </draw:line>
        <draw:line draw:style-name="gr7" draw:text-style-name="P6" draw:layer="layout" svg:x1="14.205cm" svg:y1="12.7cm" svg:x2="14.84cm" svg:y2="16.44cm">
          <text:p/>
        </draw:line>
        <draw:line draw:style-name="gr7" draw:text-style-name="P6" draw:layer="layout" svg:x1="13.982cm" svg:y1="11.424cm" svg:x2="13.982cm" svg:y2="12.065cm">
          <text:p/>
        </draw:line>
        <draw:custom-shape draw:style-name="gr5" draw:text-style-name="P5" draw:layer="layout" svg:width="3.175cm" svg:height="0.635cm" svg:x="6.585cm" svg:y="15.875cm">
          <text:p text:style-name="P4"><text:span text:style-name="T4">cronjob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175cm" svg:height="0.635cm" svg:x="6.585cm" svg:y="17.145cm">
          <text:p text:style-name="P4"><text:span text:style-name="T4">job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8.19cm" svg:y1="16.51cm" svg:x2="8.19cm" svg:y2="17.151cm">
          <text:p/>
        </draw:line>
        <draw:line draw:style-name="gr7" draw:text-style-name="P6" draw:layer="layout" svg:x1="9.76cm" svg:y1="16.239cm" svg:x2="12.07cm" svg:y2="15.875cm">
          <text:p/>
        </draw:line>
        <draw:line draw:style-name="gr7" draw:text-style-name="P6" draw:layer="layout" svg:x1="9.757cm" svg:y1="17.421cm" svg:x2="12.067cm" svg:y2="17.057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Заголовок-и-объект" presentation:presentation-page-layout-name="AL1T18">
        <draw:frame draw:name="Заголовок 4" presentation:style-name="pr1" draw:text-style-name="P2" draw:layer="layout" svg:width="25.199cm" svg:height="3.506cm" svg:x="1.4cm" svg:y="0.837cm" presentation:class="title">
          <draw:text-box>
            <text:p text:style-name="P1"><text:span text:style-name="T1">Kubernetes application creation</text:span></text:p>
          </draw:text-box>
        </draw:frame>
        <draw:frame draw:style-name="gr10" draw:text-style-name="P3" draw:layer="layout" svg:width="26.035cm" svg:height="15.539cm" svg:x="1.27cm" svg:y="3.68cm">
          <draw:text-box>
            <text:list text:style-name="L1">
              <text:list-header>
                <text:p><text:span text:style-name="T6">GitOps Code Requirements:</text:span></text:p>
              </text:list-header>
              <text:list-item>
                <text:p><text:span text:style-name="T6">Application updates should happen through the same code as application creation</text:span></text:p>
              </text:list-item>
              <text:list-item>
                <text:p><text:span text:style-name="T6">Code mus be idempotent</text:span></text:p>
                <text:p><text:span text:style-name="T6"/></text:p>
              </text:list-item>
              <text:list-item>
                <text:p><text:span text:style-name="T6">To meet these requirements in a Kubernetes environment, changes should be applied the declarative way</text:span></text:p>
              </text:list-item>
              <text:list-item>
                <text:p><text:span text:style-name="T6">The </text:span><text:span text:style-name="T2">kubectl apply</text:span><text:span text:style-name="T6"> command is what should be used thoughout</text:span></text:p>
                <text:p><text:span text:style-name="T6"/></text:p>
                <text:p><text:span text:style-name="T6">Running Applications the Declarative Way</text:span></text:p>
              </text:list-item>
              <text:list-item>
                <text:p><text:span text:style-name="T6">An easy way to run an application in Kubernetes is </text:span><text:span text:style-name="T2">kubectl create deploy testapp --image=testimage --replicas=3 </text:span><text:span text:style-name="T3">and then to view</text:span><text:span text:style-name="T2"> kubectl get all</text:span></text:p>
              </text:list-item>
              <text:list-item>
                <text:p><text:span text:style-name="T6">Although useful, this way doesn’t work well in a GitOps environment</text:span></text:p>
              </text:list-item>
              <text:list-item>
                <text:p><text:span text:style-name="T6">In GitOps the application is defined in a YAML manifest file, and Kubernetes uses an operator to pick up and apply changes in the YAML file automatically</text:span></text:p>
              </text:list-item>
              <text:list-item>
                <text:p><text:span text:style-name="T6">To generate the YAML manifest file, use </text:span><text:span text:style-name="T2">kubectl create deploy testapp --image=testimage --replicas=3 --dry-run=client -o yaml &gt; testapp.yaml</text:span></text:p>
              </text:list-item>
              <text:list-item>
                <text:p><text:span text:style-name="T6">Next, push the YAML file to the Git repository and have the Kubernetes operator use </text:span><text:span text:style-name="T2">kubectl apply -f testapp.yaml</text:span><text:span text:style-name="T6"> to apply the code to the cluster</text:span></text:p>
                <text:p><text:span text:style-name="T6"/></text:p>
              </text:list-item>
              <text:list-item>
                <text:p><text:span text:style-name="T6">After defining YAML files, kubectl create -f myapp.yaml can be used to create the application. This command only works if the application doesn’t yet exist</text:span></text:p>
              </text:list-item>
              <text:list-item>
                <text:p><text:span text:style-name="T2">kubectl apply -f testapp.yaml</text:span><text:span text:style-name="T6"> is recommended in GitOps</text:span></text:p>
                <text:list>
                  <text:list-item>
                    <text:p><text:span text:style-name="T6">if the application doesn’t yet exist, it will be updated</text:span></text:p>
                  </text:list-item>
                  <text:list-item>
                    <text:p><text:span text:style-name="T6">if the applicaiton already exists, modification will be applied</text:span></text:p>
                  </text:list-item>
                  <text:list-item>
                    <text:p><text:span text:style-name="T6">to preview modificaiton sthat wil be applied, use </text:span><text:span text:style-name="T2">kubectl diff -f testapp.yaml</text:span></text:p>
                  </text:list-item>
                  <text:list-item>
                    <text:p><text:span text:style-name="T3">each time the application is updated, kubectl apply stores the configuration in the last-applied-configuration annotation, which allows </text:span><text:span text:style-name="T2">kubectl diff</text:span><text:span text:style-name="T3"> to see any change in the manifest 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obj-Заголовок-и-объект" presentation:presentation-page-layout-name="AL1T18">
        <draw:frame draw:name="Заголовок 6" presentation:style-name="pr1" draw:text-style-name="P2" draw:layer="layout" svg:width="25.199cm" svg:height="3.506cm" svg:x="1.4cm" svg:y="0.837cm" presentation:class="title">
          <draw:text-box>
            <text:p text:style-name="P1"><text:span text:style-name="T1">Kubernetes application creation</text:span></text:p>
          </draw:text-box>
        </draw:frame>
        <draw:frame draw:style-name="gr11" draw:text-style-name="P3" draw:layer="layout" svg:width="26.035cm" svg:height="16.715cm" svg:x="1.27cm" svg:y="3.68cm">
          <draw:text-box>
            <text:list text:style-name="L1">
              <text:list-header>
                <text:p><text:span text:style-name="T6">Example: Running Application in Declarative way</text:span></text:p>
              </text:list-header>
              <text:list-item>
                <text:p><text:span text:style-name="T2">kubectl create deploy testserver --image=nginx</text:span></text:p>
                <text:p><text:span text:style-name="T3">ya, it is not declarative, but it just to show, that if you run same command again...</text:span></text:p>
              </text:list-item>
              <text:list-item>
                <text:p><text:span text:style-name="T2">kubectl create deploy testserver --image=nginx</text:span></text:p>
                <text:p><text:span text:style-name="T3">... appears message that this deployment already exists</text:span></text:p>
              </text:list-item>
              <text:list-item>
                <text:p><text:span text:style-name="T2">kubectl delete deploy testserver</text:span></text:p>
                <text:p><text:span text:style-name="T2"/></text:p>
                <text:p><text:span text:style-name="T3">Declarative way is</text:span></text:p>
              </text:list-item>
              <text:list-item>
                <text:p><text:span text:style-name="T2">kubectl create deploy testserver --image=nginx --dry-run=client -o yaml &gt; testserver.yaml</text:span></text:p>
              </text:list-item>
              <text:list-item>
                <text:p><text:span text:style-name="T2">kubectl apply -f testserver.yaml</text:span></text:p>
              </text:list-item>
              <text:list-item>
                <text:p><text:span text:style-name="T2">kubectl get deploy testserver -o yaml | less</text:span></text:p>
                <text:p><text:span text:style-name="T3">Let’s run same command again ...</text:span></text:p>
              </text:list-item>
              <text:list-item>
                <text:p><text:span text:style-name="T2">kubectl apply -f testserver.yaml</text:span></text:p>
                <text:p><text:span text:style-name="T3">... and now message tells us that deployment configured</text:span></text:p>
                <text:p><text:span text:style-name="T3"/></text:p>
                <text:p><text:span text:style-name="T3">Example: Running Application</text:span></text:p>
              </text:list-item>
              <text:list-item>
                <text:p><text:span text:style-name="T2">source &lt;(kubectl completion bash)</text:span></text:p>
              </text:list-item>
              <text:list-item>
                <text:p><text:span text:style-name="T2">kubectl create deploy webserver --image=nginx --replicas=3 --dry-run=client -o yaml &gt; webserver.yaml</text:span></text:p>
              </text:list-item>
              <text:list-item>
                <text:p><text:span text:style-name="T2">cat webserver.yaml</text:span></text:p>
              </text:list-item>
              <text:list-item>
                <text:p><text:span text:style-name="T2">kubectl apply -f webserver.yaml</text:span></text:p>
                <text:p><text:span text:style-name="T3">To see whats happen</text:span></text:p>
              </text:list-item>
              <text:list-item>
                <text:p><text:span text:style-name="T2">kubectl get all</text:span></text:p>
                <text:p><text:span text:style-name="T3">Let’s see pod</text:span></text:p>
              </text:list-item>
              <text:list-item>
                <text:p><text:span text:style-name="T2">kubectl describe pod webserver[Tab]</text:span></text:p>
              </text:list-item>
              <text:list-item>
                <text:p><text:span text:style-name="T3">edit webserver.yaml and add into </text:span><text:span text:style-name="T2">metadata: annotations: environment: qa</text:span></text:p>
              </text:list-item>
              <text:list-item>
                <text:p><text:span text:style-name="T2">kubectl diff -f webserver.yaml</text:span></text:p>
              </text:list-item>
              <text:list-item>
                <text:p><text:span text:style-name="T2">kubectl apply -f webserver.yaml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obj-Заголовок-и-объект" presentation:presentation-page-layout-name="AL1T18">
        <draw:frame draw:name="Заголовок 7" presentation:style-name="pr1" draw:text-style-name="P2" draw:layer="layout" svg:width="25.199cm" svg:height="3.506cm" svg:x="1.4cm" svg:y="0.837cm" presentation:class="title">
          <draw:text-box>
            <text:p text:style-name="P1"><text:span text:style-name="T1">Kubernetes accessing Applications</text:span></text:p>
          </draw:text-box>
        </draw:frame>
        <draw:frame draw:style-name="gr12" draw:text-style-name="P9" draw:layer="layout" svg:width="26.035cm" svg:height="7.895cm" svg:x="1.27cm" svg:y="3.68cm">
          <draw:text-box>
            <text:list text:style-name="L1">
              <text:list-header>
                <text:p><text:span text:style-name="T3">After running an application, it doesn’t automatically become accessible. To access it, different solutions can be used:</text:span></text:p>
              </text:list-header>
              <text:list-item>
                <text:p><text:span text:style-name="T2">kubectl port-forward</text:span><text:span text:style-name="T3"> is for testing puposes only, and exposes a port on the host that runs the </text:span><text:span text:style-name="T2">kubctl</text:span><text:span text:style-name="T3"> client</text:span></text:p>
              </text:list-item>
              <text:list-item>
                <text:p><text:span text:style-name="T3">Services are Kubernetes objects that provide load balancing to the different Pod instances</text:span></text:p>
              </text:list-item>
              <text:list-item>
                <text:p><text:span text:style-name="T3">Ingress is an additional Kubernetes object that provides access to HTTP and HTTPS resources</text:span></text:p>
                <text:p><text:span text:style-name="T3"/></text:p>
                <text:p><text:span text:style-name="T3">Example: using kubectl port-forward</text:span></text:p>
              </text:list-item>
              <text:list-item>
                <text:p><text:span text:style-name="T3">Let’s see deployment running with usage of selector-label...</text:span></text:p>
              </text:list-item>
              <text:list-item>
                <text:p><text:span text:style-name="T2">kubectl get all --selector app=webserver</text:span></text:p>
              </text:list-item>
              <text:list-item>
                <text:p><text:span text:style-name="T3">Then try to check how port-forward works...</text:span></text:p>
              </text:list-item>
              <text:list-item>
                <text:p><text:span text:style-name="T2">kubectl port-forward webserver-[Tab] 8080:80</text:span></text:p>
              </text:list-item>
              <text:list-item>
                <text:p><text:span text:style-name="T2">curl localhost:8080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Заголовок-и-объект" presentation:presentation-page-layout-name="AL1T18">
        <draw:frame draw:name="Заголовок 3" presentation:style-name="pr1" draw:text-style-name="P10" draw:layer="layout" svg:width="25.199cm" svg:height="3.506cm" svg:x="1.4cm" svg:y="0.837cm" presentation:class="title" presentation:user-transformed="true">
          <draw:text-box>
            <text:p text:style-name="P1"><text:span text:style-name="T7">Decoupling Configuration Files and Variables from Applications</text:span></text:p>
          </draw:text-box>
        </draw:frame>
        <draw:frame draw:style-name="gr13" draw:text-style-name="P11" draw:layer="layout" svg:width="26.035cm" svg:height="3.175cm" svg:x="1.27cm" svg:y="17.145cm">
          <draw:text-box>
            <text:p>Instruments to decouple infromation from the Application, running in Pod</text:p>
          </draw:text-box>
        </draw:frame>
        <draw:custom-shape draw:style-name="gr2" draw:text-style-name="P13" draw:layer="layout" svg:width="3.175cm" svg:height="1.27cm" svg:x="13cm" svg:y="12.136cm">
          <text:p text:style-name="P12"><text:span text:style-name="T8">Imag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175cm" svg:height="1.27cm" svg:x="13cm" svg:y="10.231cm">
          <text:p text:style-name="P4"><text:span text:style-name="T4">Container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0.623cm" svg:y1="12.896cm" svg:x2="13cm" svg:y2="12.896cm">
          <text:p/>
        </draw:line>
        <draw:custom-shape draw:style-name="gr15" draw:text-style-name="P6" draw:layer="layout" svg:width="3.81cm" svg:height="4.045cm" svg:x="12.7cm" svg:y="9.59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805cm" svg:height="0.806cm" svg:x="13.735cm" svg:y="8.89cm">
          <draw:text-box>
            <text:p><text:span text:style-name="T5">Pod</text:span></text:p>
          </draw:text-box>
        </draw:frame>
        <draw:frame draw:style-name="gr4" draw:text-style-name="P14" draw:layer="layout" svg:width="3.175cm" svg:height="0.806cm" svg:x="7.85cm" svg:y="12.5cm">
          <draw:text-box>
            <text:p><text:span text:style-name="T9">Dockerfile</text:span></text:p>
          </draw:text-box>
        </draw:frame>
        <draw:custom-shape draw:style-name="gr5" draw:text-style-name="P5" draw:layer="layout" svg:width="3.175cm" svg:height="0.635cm" svg:x="15.24cm" svg:y="6.985cm">
          <text:p text:style-name="P4"><text:span text:style-name="T4">ConfigMap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175cm" svg:height="0.635cm" svg:x="17.78cm" svg:y="8.255cm">
          <text:p text:style-name="P4"><text:span text:style-name="T4">secre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175cm" svg:height="0.635cm" svg:x="8.255cm" svg:y="8.255cm">
          <text:p text:style-name="P4"><text:span text:style-name="T4">volume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0.795cm" svg:y1="8.89cm" svg:x2="12.7cm" svg:y2="10.16cm">
          <text:p/>
        </draw:line>
        <draw:line draw:style-name="gr7" draw:text-style-name="P6" draw:layer="layout" svg:x1="16.51cm" svg:y1="7.62cm" svg:x2="15.54cm" svg:y2="9.596cm">
          <text:p/>
        </draw:line>
        <draw:line draw:style-name="gr7" draw:text-style-name="P6" draw:layer="layout" svg:x1="19.05cm" svg:y1="8.89cm" svg:x2="16.51cm" svg:y2="10.16cm">
          <text:p/>
        </draw:lin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ConfigMaps. Variables</text:span></text:p>
          </draw:text-box>
        </draw:frame>
        <draw:frame draw:style-name="gr16" draw:text-style-name="P3" draw:layer="layout" svg:width="26.035cm" svg:height="17.111cm" svg:x="1.27cm" svg:y="3.68cm">
          <draw:text-box>
            <text:list text:style-name="L1">
              <text:list-item>
                <text:p><text:span text:style-name="T6">ConfigMaps can be used to store variables and configuration in the cloud</text:span></text:p>
              </text:list-item>
              <text:list-item>
                <text:p><text:span text:style-name="T6">The maximal size is 1MB, if configuration is bigger, it should be provided using volumes</text:span></text:p>
              </text:list-item>
              <text:list-item>
                <text:p><text:span text:style-name="T6">ConfigMaps can be used in two ways</text:span></text:p>
                <text:list>
                  <text:list-item>
                    <text:p><text:span text:style-name="T6">To provide variables</text:span></text:p>
                  </text:list-item>
                  <text:list-item>
                    <text:p><text:span text:style-name="T6">To provide configuration files</text:span></text:p>
                  </text:list-item>
                </text:list>
              </text:list-item>
              <text:list-item>
                <text:p><text:span text:style-name="T6">The ConfigMap will be addressed from a Pod according to how it is used</text:span></text:p>
                <text:list>
                  <text:list-item>
                    <text:p><text:span text:style-name="T6">ConfigMaps containing variables are accessed usin envFrom</text:span></text:p>
                  </text:list-item>
                  <text:list-item>
                    <text:p><text:span text:style-name="T6">ConfigMap containing configuration files are mounted</text:span></text:p>
                  </text:list-item>
                </text:list>
              </text:list-item>
              <text:list-item>
                <text:p><text:span text:style-name="T6">Secrets are base64 encoded ConfigMaps</text:span></text:p>
                <text:p><text:span text:style-name="T6"/></text:p>
                <text:p><text:span text:style-name="T2">Providing Variables with ConfigMaps</text:span></text:p>
              </text:list-item>
              <text:list-item>
                <text:p><text:span text:style-name="T6">While crating a ConfigMap with </text:span><text:span text:style-name="T2">kubectl create cm</text:span><text:span text:style-name="T6">, variables can be provided in two ways</text:span></text:p>
                <text:list>
                  <text:list-item>
                    <text:p><text:span text:style-name="T6">Using </text:span><text:span text:style-name="T2">--from-env-file: kubectl create cm --from-env-file=dbvars</text:span></text:p>
                  </text:list-item>
                  <text:list-item>
                    <text:p><text:span text:style-name="T6">Using </text:span><text:span text:style-name="T2">--from-literal: kubectl create cm --from-literal=MYSQL_USER=anna</text:span></text:p>
                  </text:list-item>
                </text:list>
              </text:list-item>
              <text:list-item>
                <text:p><text:span text:style-name="T6">Notice that it’s possible to use multiple </text:span><text:span text:style-name="T2">--from-literal</text:span><text:span text:style-name="T6">, you cannot use multiple </text:span><text:span text:style-name="T2">--from-env-file</text:span></text:p>
              </text:list-item>
              <text:list-item>
                <text:p><text:span text:style-name="T6">After creating the ConfigMap, use </text:span><text:span text:style-name="T2">kubectl set env --from=configmap/mycm deploy/myapp</text:span><text:span text:style-name="T6"> to use the ConfigMap in your Deployment</text:span></text:p>
                <text:p><text:span text:style-name="T6"/></text:p>
                <text:p><text:span text:style-name="T6">Example: Providing Variables with ConfigMaps</text:span></text:p>
              </text:list-item>
              <text:list-item>
                <text:p><text:span text:style-name="T10">vim varsfile</text:span></text:p>
                <text:p><text:span text:style-name="T4">MYSQL_ROOT_PASSWORD=password</text:span></text:p>
                <text:p><text:span text:style-name="T4">MYSQL_USER=anna</text:span></text:p>
              </text:list-item>
              <text:list-item>
                <text:p><text:span text:style-name="T10">kubectl create cm mydbvars --from-env-file=varsfile</text:span></text:p>
              </text:list-item>
              <text:list-item>
                <text:p><text:span text:style-name="T10">kubectl describe cm mydbvars</text:span></text:p>
              </text:list-item>
              <text:list-item>
                <text:p><text:span text:style-name="T10">kubectl create deploy mydb --image=mariadb --replicas=3</text:span></text:p>
              </text:list-item>
              <text:list-item>
                <text:p><text:span text:style-name="T10">kubectl get all --selector app=mydb</text:span></text:p>
              </text:list-item>
              <text:list-item>
                <text:p><text:span text:style-name="T10">kubectl describe pod mydb-6784929872</text:span></text:p>
              </text:list-item>
              <text:list-item>
                <text:p><text:span text:style-name="T10">kubectl logs mydb-6784929872</text:span></text:p>
              </text:list-item>
              <text:list-item>
                <text:p><text:span text:style-name="T10">kubectl set env deploy mydb --from=configmap/mydbvars</text:span></text:p>
              </text:list-item>
              <text:list-item>
                <text:p><text:span text:style-name="T10">kubectl get all --selector app=mydb</text:span></text:p>
              </text:list-item>
              <text:list-item>
                <text:p><text:span text:style-name="T10">kubectl get deploy mydb -o yaml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Заголовок-и-объект" presentation:presentation-page-layout-name="AL1T18">
        <draw:frame draw:name="Заголовок 2" presentation:style-name="pr1" draw:text-style-name="P2" draw:layer="layout" svg:width="25.199cm" svg:height="3.506cm" svg:x="1.4cm" svg:y="0.837cm" presentation:class="title">
          <draw:text-box>
            <text:p text:style-name="P1"><text:span text:style-name="T1">ConfigMaps. Configuration Files</text:span></text:p>
          </draw:text-box>
        </draw:frame>
        <draw:frame draw:style-name="gr17" draw:text-style-name="P16" draw:layer="layout" svg:width="26.035cm" svg:height="16.123cm" svg:x="1.27cm" svg:y="3.68cm">
          <draw:text-box>
            <text:list text:style-name="L1">
              <text:list-item>
                <text:p><text:span text:style-name="T11">Configuration files are typically used to provide site-specific information to applications</text:span></text:p>
              </text:list-item>
              <text:list-item>
                <text:p><text:span text:style-name="T11">To store configuration files in the cloud, ConfigMap can be used</text:span></text:p>
              </text:list-item>
              <text:list-item>
                <text:p><text:span text:style-name="T11">Use kubectl create cm myconf --from=file=/my/file.conf</text:span></text:p>
              </text:list-item>
              <text:list-item>
                <text:p><text:span text:style-name="T11">If a ConfigMap is created from a directory, all files in that directory are included in the ConfigMap</text:span></text:p>
              </text:list-item>
              <text:list-item>
                <text:p><text:span text:style-name="T11">To use the configuration file in an application, the ConfigMap must be mounted in the application</text:span></text:p>
              </text:list-item>
              <text:list-item>
                <text:p><text:span text:style-name="T11">There is no easy, imperative way to mount ConfigMaps in applications</text:span></text:p>
                <text:p><text:span text:style-name="T11"/></text:p>
                <text:p><text:span text:style-name="T12">Mounting a ConfigMap in an Application</text:span></text:p>
              </text:list-item>
              <text:list-item>
                <text:p><text:span text:style-name="T11">Note: Generate the base YAML code, and add the ConfigMap mount to it later</text:span></text:p>
              </text:list-item>
              <text:list-item>
                <text:p><text:span text:style-name="T11">In the application manifest, define a volume using the ConfigMap type</text:span></text:p>
              </text:list-item>
              <text:list-item>
                <text:p><text:span text:style-name="T11">Mount this volume on a specific directory</text:span></text:p>
              </text:list-item>
              <text:list-item>
                <text:p><text:span text:style-name="T11">The configuration file will appear inside that directory</text:span></text:p>
                <text:p><text:span text:style-name="T11"/></text:p>
                <text:p><text:span text:style-name="T11">Example: Using a ConfigMap with a Configuration File</text:span></text:p>
              </text:list-item>
              <text:list-item>
                <text:p><text:span text:style-name="T12">echo “hello world!” <text:s/>&gt; index.html</text:span></text:p>
              </text:list-item>
              <text:list-item>
                <text:p><text:span text:style-name="T12">kubectl create cm myindex --from-file=index.html</text:span></text:p>
              </text:list-item>
              <text:list-item>
                <text:p><text:span text:style-name="T12">kubectl describe cm myindex</text:span></text:p>
              </text:list-item>
              <text:list-item>
                <text:p><text:span text:style-name="T12">kubectl create deploy myweb --image=nginx</text:span></text:p>
              </text:list-item>
              <text:list-item>
                <text:p><text:span text:style-name="T12">kubectl edit deployments.apps myweb</text:span></text:p>
                <text:p><text:span text:style-name="T11">spec.template.spec</text:span></text:p>
                <text:p><text:span text:style-name="T12">volumes:</text:span></text:p>
                <text:p><text:span text:style-name="T12">- name: cmvol</text:span></text:p>
                <text:p><text:span text:style-name="T12">configMap:</text:span></text:p>
                <text:list>
                  <text:list-header>
                    <text:p><text:span text:style-name="T12">name: myindex</text:span></text:p>
                    <text:p><text:span text:style-name="T12">-----</text:span></text:p>
                  </text:list-header>
                </text:list>
                <text:p><text:span text:style-name="T11">spec.template.spec.containers</text:span></text:p>
                <text:p><text:span text:style-name="T12">volumeMounts:</text:span></text:p>
                <text:p><text:span text:style-name="T12">- mountPath: /usr/share/nginx/html</text:span></text:p>
                <text:p><text:span text:style-name="T12">name: cmvol</text:span></text:p>
              </text:list-item>
              <text:list-item>
                <text:p><text:span text:style-name="T12">kubectl describe pd myweb-239857</text:span></text:p>
              </text:list-item>
              <text:list-item>
                <text:p><text:span text:style-name="T12">kubectl exec -it myweb-239857 00 cat /usr/share/nginx/html/index.html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draw:stroke="solid" svg:stroke-width="0.035cm" svg:stroke-color="#41719c" draw:stroke-linejoin="miter" svg:stroke-linecap="butt" draw:fill-color="#5b9bd5" fo:wrap-option="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Обычный-background" style:family="presentation">
      <style:graphic-properties draw:stroke="none" draw:fill="solid" draw:fill-color="#ffffff" draw:opacity="100%"/>
      <style:text-properties style:letter-kerning="true"/>
    </style:style>
    <style:style style:name="Master1-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Обычный-outline1" style:family="presentation">
      <style:graphic-properties draw:stroke="none" draw:fill="none" draw:auto-grow-height="false" draw:fit-to-size="false" style:shrink-to-fit="true">
        <text:list-style style:name="Master1-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outline2" style:family="presentation" style:parent-style-name="Master1-Обычный-outline1">
      <style:paragraph-properties fo:margin-top="0.4cm" fo:margin-bottom="0cm"/>
      <style:text-properties fo:font-size="28pt" style:font-size-asian="28pt" style:font-size-complex="28pt"/>
    </style:style>
    <style:style style:name="Master1-Обычный-outline3" style:family="presentation" style:parent-style-name="Master1-Обычный-outline2">
      <style:paragraph-properties fo:margin-top="0.3cm" fo:margin-bottom="0cm"/>
      <style:text-properties fo:font-size="24pt" style:font-size-asian="24pt" style:font-size-complex="24pt"/>
    </style:style>
    <style:style style:name="Master1-Обычный-outline4" style:family="presentation" style:parent-style-name="Master1-Обычный-outline3">
      <style:paragraph-properties fo:margin-top="0.2cm" fo:margin-bottom="0cm"/>
      <style:text-properties fo:font-size="20pt" style:font-size-asian="20pt" style:font-size-complex="20pt"/>
    </style:style>
    <style:style style:name="Master1-Обычный-outline5" style:family="presentation" style:parent-style-name="Master1-Обычный-outline4">
      <style:paragraph-properties fo:margin-top="0.1cm" fo:margin-bottom="0cm"/>
      <style:text-properties fo:font-size="20pt" style:font-size-asian="20pt" style:font-size-complex="20pt"/>
    </style:style>
    <style:style style:name="Master1-Обычный-outline6" style:family="presentation" style:parent-style-name="Master1-Обычный-outline5">
      <style:paragraph-properties fo:margin-top="0.1cm" fo:margin-bottom="0cm"/>
      <style:text-properties fo:font-size="20pt" style:font-size-asian="20pt" style:font-size-complex="20pt"/>
    </style:style>
    <style:style style:name="Master1-Обычный-outline7" style:family="presentation" style:parent-style-name="Master1-Обычный-outline6">
      <style:paragraph-properties fo:margin-top="0.1cm" fo:margin-bottom="0cm"/>
      <style:text-properties fo:font-size="20pt" style:font-size-asian="20pt" style:font-size-complex="20pt"/>
    </style:style>
    <style:style style:name="Master1-Обычный-outline8" style:family="presentation" style:parent-style-name="Master1-Обычный-outline7">
      <style:paragraph-properties fo:margin-top="0.1cm" fo:margin-bottom="0cm"/>
      <style:text-properties fo:font-size="20pt" style:font-size-asian="20pt" style:font-size-complex="20pt"/>
    </style:style>
    <style:style style:name="Master1-Обычный-outline9" style:family="presentation" style:parent-style-name="Master1-Обычный-outline8">
      <style:paragraph-properties fo:margin-top="0.1cm" fo:margin-bottom="0cm"/>
      <style:text-properties fo:font-size="20pt" style:font-size-asian="20pt" style:font-size-complex="20pt"/>
    </style:style>
    <style:style style:name="Master1-Обычный-subtitle" style:family="presentation">
      <style:graphic-properties draw:stroke="none" draw:fill="none" draw:textarea-vertical-align="middle">
        <text:list-style style:name="Master1-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title" style:family="presentation">
      <style:graphic-properties draw:stroke="none" draw:fill="none" draw:textarea-vertical-align="middle">
        <text:list-style style:name="Master1-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Обычный_5f__5f_-background" style:display-name="Master2-Обычный__-background" style:family="presentation">
      <style:graphic-properties draw:stroke="none" draw:fill="solid" draw:fill-color="#ffffff" draw:opacity="100%"/>
      <style:text-properties style:letter-kerning="true"/>
    </style:style>
    <style:style style:name="Master2-Обычный_5f__5f_-backgroundobjects" style:display-name="Master2-Обычный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Обычный_5f__5f_-notes" style:display-name="Master2-Обычный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Обычный_5f__5f_-outline1" style:display-name="Master2-Обычный__-outline1" style:family="presentation">
      <style:graphic-properties draw:stroke="none" draw:fill="none" draw:auto-grow-height="false" draw:fit-to-size="false" style:shrink-to-fit="true">
        <text:list-style style:name="Master2-Обычный_5f__5f_-outline1" style:display-name="Master2-Обычный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Обычный_5f__5f_-outline2" style:display-name="Master2-Обычный__-outline2" style:family="presentation" style:parent-style-name="Master2-Обычный_5f__5f_-outline1">
      <style:paragraph-properties fo:margin-top="0.4cm" fo:margin-bottom="0cm"/>
      <style:text-properties fo:font-size="28pt" style:font-size-asian="28pt" style:font-size-complex="28pt"/>
    </style:style>
    <style:style style:name="Master2-Обычный_5f__5f_-outline3" style:display-name="Master2-Обычный__-outline3" style:family="presentation" style:parent-style-name="Master2-Обычный_5f__5f_-outline2">
      <style:paragraph-properties fo:margin-top="0.3cm" fo:margin-bottom="0cm"/>
      <style:text-properties fo:font-size="24pt" style:font-size-asian="24pt" style:font-size-complex="24pt"/>
    </style:style>
    <style:style style:name="Master2-Обычный_5f__5f_-outline4" style:display-name="Master2-Обычный__-outline4" style:family="presentation" style:parent-style-name="Master2-Обычный_5f__5f_-outline3">
      <style:paragraph-properties fo:margin-top="0.2cm" fo:margin-bottom="0cm"/>
      <style:text-properties fo:font-size="20pt" style:font-size-asian="20pt" style:font-size-complex="20pt"/>
    </style:style>
    <style:style style:name="Master2-Обычный_5f__5f_-outline5" style:display-name="Master2-Обычный__-outline5" style:family="presentation" style:parent-style-name="Master2-Обычный_5f__5f_-outline4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6" style:display-name="Master2-Обычный__-outline6" style:family="presentation" style:parent-style-name="Master2-Обычный_5f__5f_-outline5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7" style:display-name="Master2-Обычный__-outline7" style:family="presentation" style:parent-style-name="Master2-Обычный_5f__5f_-outline6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8" style:display-name="Master2-Обычный__-outline8" style:family="presentation" style:parent-style-name="Master2-Обычный_5f__5f_-outline7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9" style:display-name="Master2-Обычный__-outline9" style:family="presentation" style:parent-style-name="Master2-Обычный_5f__5f_-outline8">
      <style:paragraph-properties fo:margin-top="0.1cm" fo:margin-bottom="0cm"/>
      <style:text-properties fo:font-size="20pt" style:font-size-asian="20pt" style:font-size-complex="20pt"/>
    </style:style>
    <style:style style:name="Master2-Обычный_5f__5f_-subtitle" style:display-name="Master2-Обычный__-subtitle" style:family="presentation">
      <style:graphic-properties draw:stroke="none" draw:fill="none" draw:textarea-vertical-align="middle">
        <text:list-style style:name="Master2-Обычный_5f__5f_-subtitle" style:display-name="Master2-Обычный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Обычный_5f__5f_-title" style:display-name="Master2-Обычный__-title" style:family="presentation">
      <style:graphic-properties draw:stroke="none" draw:fill="none" draw:textarea-vertical-align="middle">
        <text:list-style style:name="Master2-Обычный_5f__5f_-title" style:display-name="Master2-Обычный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1" style:family="presentation">
      <style:graphic-properties draw:stroke="none" draw:fill="none" draw:auto-grow-height="false" draw:fit-to-size="false" style:shrink-to-fit="true">
        <text:list-style style:name="Master2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2" style:family="presentation" style:parent-style-name="Master2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2-Layout1-title-Титульный-слайд-outline3" style:family="presentation" style:parent-style-name="Master2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2-Layout1-title-Титульный-слайд-outline4" style:family="presentation" style:parent-style-name="Master2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2-Layout1-title-Титульный-слайд-outline5" style:family="presentation" style:parent-style-name="Master2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6" style:family="presentation" style:parent-style-name="Master2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7" style:family="presentation" style:parent-style-name="Master2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8" style:family="presentation" style:parent-style-name="Master2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9" style:family="presentation" style:parent-style-name="Master2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subtitle" style:family="presentation">
      <style:graphic-properties draw:stroke="none" draw:fill="none" draw:textarea-vertical-align="middle">
        <text:list-style style:name="Master2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title" style:family="presentation">
      <style:graphic-properties draw:stroke="none" draw:fill="none" draw:textarea-vertical-align="middle">
        <text:list-style style:name="Master2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2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2" style:family="presentation" style:parent-style-name="Master2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2-Layout2-obj-Заголовок-и-объект-outline3" style:family="presentation" style:parent-style-name="Master2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2-Layout2-obj-Заголовок-и-объект-outline4" style:family="presentation" style:parent-style-name="Master2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2-Layout2-obj-Заголовок-и-объект-outline5" style:family="presentation" style:parent-style-name="Master2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6" style:family="presentation" style:parent-style-name="Master2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7" style:family="presentation" style:parent-style-name="Master2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8" style:family="presentation" style:parent-style-name="Master2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9" style:family="presentation" style:parent-style-name="Master2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subtitle" style:family="presentation">
      <style:graphic-properties draw:stroke="none" draw:fill="none" draw:textarea-vertical-align="middle">
        <text:list-style style:name="Master2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title" style:family="presentation">
      <style:graphic-properties draw:stroke="none" draw:fill="none" draw:textarea-vertical-align="middle">
        <text:list-style style:name="Master2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2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2" style:family="presentation" style:parent-style-name="Master2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2-Layout3-secHead-Заголовок-раздела-outline3" style:family="presentation" style:parent-style-name="Master2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2-Layout3-secHead-Заголовок-раздела-outline4" style:family="presentation" style:parent-style-name="Master2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2-Layout3-secHead-Заголовок-раздела-outline5" style:family="presentation" style:parent-style-name="Master2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6" style:family="presentation" style:parent-style-name="Master2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7" style:family="presentation" style:parent-style-name="Master2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8" style:family="presentation" style:parent-style-name="Master2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9" style:family="presentation" style:parent-style-name="Master2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subtitle" style:family="presentation">
      <style:graphic-properties draw:stroke="none" draw:fill="none" draw:textarea-vertical-align="middle">
        <text:list-style style:name="Master2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title" style:family="presentation">
      <style:graphic-properties draw:stroke="none" draw:fill="none" draw:textarea-vertical-align="middle">
        <text:list-style style:name="Master2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1" style:family="presentation">
      <style:graphic-properties draw:stroke="none" draw:fill="none" draw:auto-grow-height="false" draw:fit-to-size="false" style:shrink-to-fit="true">
        <text:list-style style:name="Master2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2" style:family="presentation" style:parent-style-name="Master2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2-Layout4-twoObj-Два-объекта-outline3" style:family="presentation" style:parent-style-name="Master2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2-Layout4-twoObj-Два-объекта-outline4" style:family="presentation" style:parent-style-name="Master2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2-Layout4-twoObj-Два-объекта-outline5" style:family="presentation" style:parent-style-name="Master2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6" style:family="presentation" style:parent-style-name="Master2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7" style:family="presentation" style:parent-style-name="Master2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8" style:family="presentation" style:parent-style-name="Master2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9" style:family="presentation" style:parent-style-name="Master2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subtitle" style:family="presentation">
      <style:graphic-properties draw:stroke="none" draw:fill="none" draw:textarea-vertical-align="middle">
        <text:list-style style:name="Master2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title" style:family="presentation">
      <style:graphic-properties draw:stroke="none" draw:fill="none" draw:textarea-vertical-align="middle">
        <text:list-style style:name="Master2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1" style:family="presentation">
      <style:graphic-properties draw:stroke="none" draw:fill="none" draw:auto-grow-height="false" draw:fit-to-size="false" style:shrink-to-fit="true">
        <text:list-style style:name="Master2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2" style:family="presentation" style:parent-style-name="Master2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Сравнение-outline3" style:family="presentation" style:parent-style-name="Master2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Сравнение-outline4" style:family="presentation" style:parent-style-name="Master2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Сравнение-outline5" style:family="presentation" style:parent-style-name="Master2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6" style:family="presentation" style:parent-style-name="Master2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7" style:family="presentation" style:parent-style-name="Master2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8" style:family="presentation" style:parent-style-name="Master2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9" style:family="presentation" style:parent-style-name="Master2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subtitle" style:family="presentation">
      <style:graphic-properties draw:stroke="none" draw:fill="none" draw:textarea-vertical-align="middle">
        <text:list-style style:name="Master2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title" style:family="presentation">
      <style:graphic-properties draw:stroke="none" draw:fill="none" draw:textarea-vertical-align="middle">
        <text:list-style style:name="Master2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2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2" style:family="presentation" style:parent-style-name="Master2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2-Layout6-titleOnly-Только-заголовок-outline3" style:family="presentation" style:parent-style-name="Master2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2-Layout6-titleOnly-Только-заголовок-outline4" style:family="presentation" style:parent-style-name="Master2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2-Layout6-titleOnly-Только-заголовок-outline5" style:family="presentation" style:parent-style-name="Master2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6" style:family="presentation" style:parent-style-name="Master2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7" style:family="presentation" style:parent-style-name="Master2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8" style:family="presentation" style:parent-style-name="Master2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9" style:family="presentation" style:parent-style-name="Master2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subtitle" style:family="presentation">
      <style:graphic-properties draw:stroke="none" draw:fill="none" draw:textarea-vertical-align="middle">
        <text:list-style style:name="Master2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title" style:family="presentation">
      <style:graphic-properties draw:stroke="none" draw:fill="none" draw:textarea-vertical-align="middle">
        <text:list-style style:name="Master2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1" style:family="presentation">
      <style:graphic-properties draw:stroke="none" draw:fill="none" draw:auto-grow-height="false" draw:fit-to-size="false" style:shrink-to-fit="true">
        <text:list-style style:name="Master2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2" style:family="presentation" style:parent-style-name="Master2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2-Layout7-blank-Пустой-слайд-outline3" style:family="presentation" style:parent-style-name="Master2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2-Layout7-blank-Пустой-слайд-outline4" style:family="presentation" style:parent-style-name="Master2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2-Layout7-blank-Пустой-слайд-outline5" style:family="presentation" style:parent-style-name="Master2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6" style:family="presentation" style:parent-style-name="Master2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7" style:family="presentation" style:parent-style-name="Master2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8" style:family="presentation" style:parent-style-name="Master2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9" style:family="presentation" style:parent-style-name="Master2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subtitle" style:family="presentation">
      <style:graphic-properties draw:stroke="none" draw:fill="none" draw:textarea-vertical-align="middle">
        <text:list-style style:name="Master2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title" style:family="presentation">
      <style:graphic-properties draw:stroke="none" draw:fill="none" draw:textarea-vertical-align="middle">
        <text:list-style style:name="Master2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2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2" style:family="presentation" style:parent-style-name="Master2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8-objTx-Объект-с-подписью-outline3" style:family="presentation" style:parent-style-name="Master2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8-objTx-Объект-с-подписью-outline4" style:family="presentation" style:parent-style-name="Master2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8-objTx-Объект-с-подписью-outline5" style:family="presentation" style:parent-style-name="Master2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6" style:family="presentation" style:parent-style-name="Master2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7" style:family="presentation" style:parent-style-name="Master2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8" style:family="presentation" style:parent-style-name="Master2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9" style:family="presentation" style:parent-style-name="Master2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subtitle" style:family="presentation">
      <style:graphic-properties draw:stroke="none" draw:fill="none" draw:textarea-vertical-align="middle">
        <text:list-style style:name="Master2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title" style:family="presentation">
      <style:graphic-properties draw:stroke="none" draw:fill="none" draw:textarea-vertical-align="middle">
        <text:list-style style:name="Master2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2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2" style:family="presentation" style:parent-style-name="Master2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9-picTx-Рисунок-с-подписью-outline3" style:family="presentation" style:parent-style-name="Master2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9-picTx-Рисунок-с-подписью-outline4" style:family="presentation" style:parent-style-name="Master2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9-picTx-Рисунок-с-подписью-outline5" style:family="presentation" style:parent-style-name="Master2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6" style:family="presentation" style:parent-style-name="Master2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7" style:family="presentation" style:parent-style-name="Master2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8" style:family="presentation" style:parent-style-name="Master2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9" style:family="presentation" style:parent-style-name="Master2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subtitle" style:family="presentation">
      <style:graphic-properties draw:stroke="none" draw:fill="none" draw:textarea-vertical-align="middle">
        <text:list-style style:name="Master2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title" style:family="presentation">
      <style:graphic-properties draw:stroke="none" draw:fill="none" draw:textarea-vertical-align="middle">
        <text:list-style style:name="Master2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2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2" style:family="presentation" style:parent-style-name="Master2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2-Layout10-vertTx-Заголовок-и-вертикальный-текст-outline3" style:family="presentation" style:parent-style-name="Master2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2-Layout10-vertTx-Заголовок-и-вертикальный-текст-outline4" style:family="presentation" style:parent-style-name="Master2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2-Layout10-vertTx-Заголовок-и-вертикальный-текст-outline5" style:family="presentation" style:parent-style-name="Master2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6" style:family="presentation" style:parent-style-name="Master2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7" style:family="presentation" style:parent-style-name="Master2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8" style:family="presentation" style:parent-style-name="Master2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9" style:family="presentation" style:parent-style-name="Master2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subtitle" style:family="presentation">
      <style:graphic-properties draw:stroke="none" draw:fill="none" draw:textarea-vertical-align="middle">
        <text:list-style style:name="Master2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title" style:family="presentation">
      <style:graphic-properties draw:stroke="none" draw:fill="none" draw:textarea-vertical-align="middle">
        <text:list-style style:name="Master2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2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2" style:family="presentation" style:parent-style-name="Master2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Вертикальный-заголовок-и-текст-outline3" style:family="presentation" style:parent-style-name="Master2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Вертикальный-заголовок-и-текст-outline4" style:family="presentation" style:parent-style-name="Master2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5" style:family="presentation" style:parent-style-name="Master2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6" style:family="presentation" style:parent-style-name="Master2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7" style:family="presentation" style:parent-style-name="Master2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8" style:family="presentation" style:parent-style-name="Master2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9" style:family="presentation" style:parent-style-name="Master2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subtitle" style:family="presentation">
      <style:graphic-properties draw:stroke="none" draw:fill="none" draw:textarea-vertical-align="middle">
        <text:list-style style:name="Master2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title" style:family="presentation">
      <style:graphic-properties draw:stroke="none" draw:fill="none" draw:textarea-vertical-align="middle">
        <text:list-style style:name="Master2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Обычны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Обычный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Обычны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Обычны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Обычны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Обычны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Заголовок-и-объек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Заголовок-раздел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Два-объект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Сравнение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Только-заголовок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Пусто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Объект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Рисунок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Обычный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Обычный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Обычный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Layout1-title-Титульный-слайд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2-Layout1-title-Титульный-слайд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2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2-obj-Заголовок-и-объект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2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3-secHead-Заголовок-раздела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2-Layout3-secHead-Заголовок-раздела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2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4-twoObj-Два-объекта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Master2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5-twoTxTwoObj-Сравнение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2-Layout5-twoTxTwoObj-Сравнение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2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6-titleOnly-Только-заголовок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2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8-objTx-Объект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7" style:family="presentation" style:parent-style-name="Master2-Layout8-objTx-Объект-с-подписью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2-Layout8-objTx-Объект-с-подписью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2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9-picTx-Рисунок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3" style:family="presentation" style:parent-style-name="Master2-Layout9-picTx-Рисунок-с-подписью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4" style:family="presentation" style:parent-style-name="Master2-Layout9-picTx-Рисунок-с-подписью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5" style:family="presentation" style:parent-style-name="Master2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10-vertTx-Заголовок-и-вертикальный-текст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9" style:family="presentation" style:parent-style-name="Master2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20" style:family="presentation" style:parent-style-name="Master2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11-vertTitleAndTx-Вертикальный-заголовок-и-текст-title">
      <style:graphic-properties draw:stroke="none" draw:fill="none" draw:textarea-horizontal-align="right" draw:textarea-vertical-align="top" draw:auto-grow-height="false" draw:auto-grow-width="false" fo:min-width="25.201cm" fo:padding-top="0.127cm" fo:padding-bottom="0.127cm" fo:padding-left="0.254cm" fo:padding-right="0.254cm" fo:wrap-option="wrap"/>
      <style:paragraph-properties style:writing-mode="tb-rl"/>
    </style:style>
    <style:style style:name="Mpr124" style:family="presentation" style:parent-style-name="Master2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25" style:family="presentation" style:parent-style-name="Master2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Дата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Номер слайда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4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Обычный" style:page-layout-name="PM1" draw:style-name="Mdp1">
      <draw:frame draw:name="Заголовок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Текст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Образ слайда 1" presentation:style-name="Master1-Обычный-title" draw:layer="backgroundobjects" svg:width="14.848cm" svg:height="11.136cm" svg:x="3.075cm" svg:y="2.257cm" presentation:class="page"/>
        <draw:frame draw:name="Заметки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draw:frame draw:name="Заголовок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Образец заголовка</text:span></text:p>
        </draw:text-box>
      </draw:frame>
      <draw:frame draw:name="Подзаголовок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Образец подзаголовка</text:span></text:p>
        </draw:text-box>
      </draw:frame>
      <draw:frame draw:name="Дата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4.848cm" svg:height="11.136cm" svg:x="3.075cm" svg:y="2.257cm" presentation:class="page"/>
        <draw:frame draw:name="Заметки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frame draw:name="Заголовок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4</text:page-number></text:span></text:p>
        </draw:text-box>
      </draw:frame>
      <draw:frame presentation:style-name="Master1-Layout2-obj-Заголовок-и-объект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1-Layout2-obj-Заголовок-и-объект-title" draw:layer="backgroundobjects" svg:width="14.848cm" svg:height="11.136cm" svg:x="3.075cm" svg:y="2.257cm" presentation:class="page"/>
        <draw:frame draw:name="Заметки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frame draw:name="Заголовок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Образец заголовка</text:span></text:p>
        </draw:text-box>
      </draw:frame>
      <draw:frame draw:name="Текст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Образец текста</text:span></text:p>
            </text:list-item>
          </text:list>
        </draw:text-box>
      </draw:frame>
      <draw:frame draw:name="Дата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4.848cm" svg:height="11.136cm" svg:x="3.075cm" svg:y="2.257cm" presentation:class="page"/>
        <draw:frame draw:name="Заметки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frame draw:name="Заголовок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4.848cm" svg:height="11.136cm" svg:x="3.075cm" svg:y="2.257cm" presentation:class="page"/>
        <draw:frame draw:name="Заметки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frame draw:name="Заголовок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Образец заголовка</text:span></text:p>
        </draw:text-box>
      </draw:frame>
      <draw:frame draw:name="Текст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2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4.848cm" svg:height="11.136cm" svg:x="3.075cm" svg:y="2.257cm" presentation:class="page"/>
        <draw:frame draw:name="Заметки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frame draw:name="Заголовок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Дата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Образ слайда 1" presentation:style-name="Master1-Layout6-titleOnly-Только-заголовок-title" draw:layer="backgroundobjects" svg:width="14.848cm" svg:height="11.136cm" svg:x="3.075cm" svg:y="2.257cm" presentation:class="page"/>
        <draw:frame draw:name="Заметки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draw:frame draw:name="Дата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Образ слайда 1" presentation:style-name="Master1-Layout7-blank-Пустой-слайд-title" draw:layer="backgroundobjects" svg:width="14.848cm" svg:height="11.136cm" svg:x="3.075cm" svg:y="2.257cm" presentation:class="page"/>
        <draw:frame draw:name="Заметки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frame draw:name="Заголовок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Образец заголовка</text:span></text:p>
        </draw:text-box>
      </draw:frame>
      <draw:frame draw:name="Объект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12">Второй уровень</text:span></text:p>
                  <text:list>
                    <text:list-item>
                      <text:p text:style-name="MP6"><text:span text:style-name="MT3">Третий уровень</text:span></text:p>
                      <text:list>
                        <text:list-item>
                          <text:p text:style-name="MP7"><text:span text:style-name="MT4">Четвертый уровень</text:span></text:p>
                          <text:list>
                            <text:list-item>
                              <text:p text:style-name="MP8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4.848cm" svg:height="11.136cm" svg:x="3.075cm" svg:y="2.257cm" presentation:class="page"/>
        <draw:frame draw:name="Заметки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frame draw:name="Заголовок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Образец заголовка</text:span></text:p>
        </draw:text-box>
      </draw:frame>
      <draw:frame draw:name="Рисунок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4.848cm" svg:height="11.136cm" svg:x="3.075cm" svg:y="2.257cm" presentation:class="page"/>
        <draw:frame draw:name="Заметки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frame draw:name="Заголовок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frame draw:name="Вертикальный заголовок 1" presentation:style-name="Mpr67" draw:text-style-name="MP3" draw:layer="backgroundobjects" svg:width="6.297cm" svg:height="16.254cm" svg:x="20.302cm" svg:y="0.838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8" draw:text-style-name="MP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2-Обычный_5f__5f_" style:display-name="Master2-Обычный__" style:page-layout-name="PM1" draw:style-name="Mdp1">
      <presentation:notes style:page-layout-name="PM0">
        <draw:page-thumbnail draw:name="Образ слайда 1" presentation:style-name="Master2-Обычный_5f__5f_-title" draw:layer="backgroundobjects" svg:width="14.848cm" svg:height="11.136cm" svg:x="3.075cm" svg:y="2.257cm" presentation:class="page"/>
        <draw:frame draw:name="Заметки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2-Layout1-title-Титульный-слайд" style:page-layout-name="PM1" draw:style-name="Mdp1">
      <draw:frame draw:name="Заголовок 1" presentation:style-name="Mpr76" draw:text-style-name="MP3" draw:layer="backgroundobjects" svg:width="20.999cm" svg:height="7.311cm" svg:x="3.501cm" svg:y="3.435cm" presentation:class="title">
        <draw:text-box>
          <text:p text:style-name="MP11"><text:span text:style-name="MT14">Образец заголовка</text:span></text:p>
        </draw:text-box>
      </draw:frame>
      <draw:frame draw:name="Подзаголовок 2" presentation:style-name="Mpr77" draw:text-style-name="MP3" draw:layer="backgroundobjects" svg:width="20.999cm" svg:height="5.071cm" svg:x="3.501cm" svg:y="11.029cm" presentation:class="subtitle">
        <draw:text-box>
          <text:p text:style-name="MP12"><text:span text:style-name="MT3">Образец подзаголовка</text:span></text:p>
        </draw:text-box>
      </draw:frame>
      <presentation:notes style:page-layout-name="PM0">
        <draw:page-thumbnail draw:name="Образ слайда 1" presentation:style-name="Master2-Layout1-title-Титульный-слайд-title" draw:layer="backgroundobjects" svg:width="14.848cm" svg:height="11.136cm" svg:x="3.075cm" svg:y="2.257cm" presentation:class="page"/>
        <draw:frame draw:name="Заметки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2-Layout2-obj-Заголовок-и-объект" style:page-layout-name="PM1" draw:style-name="Mdp1">
      <draw:frame draw:name="Заголовок 1" presentation:style-name="Mpr81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Объект 2" presentation:style-name="Mpr81" draw:text-style-name="MP3" draw:layer="backgroundobjects" svg:width="24.148cm" svg:height="13.322cm" svg:x="1.927cm" svg:y="5.592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2-obj-Заголовок-и-объект-title" draw:layer="backgroundobjects" svg:width="14.848cm" svg:height="11.136cm" svg:x="3.075cm" svg:y="2.257cm" presentation:class="page"/>
        <draw:frame draw:name="Заметки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2-Layout3-secHead-Заголовок-раздела" style:page-layout-name="PM1" draw:style-name="Mdp1">
      <draw:frame draw:name="Заголовок 1" presentation:style-name="Mpr85" draw:text-style-name="MP3" draw:layer="backgroundobjects" svg:width="24.152cm" svg:height="8.736cm" svg:x="1.909cm" svg:y="5.234cm" presentation:class="title">
        <draw:text-box>
          <text:p text:style-name="MP13"><text:span text:style-name="MT14">Образец заголовка</text:span></text:p>
        </draw:text-box>
      </draw:frame>
      <draw:frame draw:name="Текст 2" presentation:style-name="Mpr86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5"><text:span text:style-name="MT16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3-secHead-Заголовок-раздела-title" draw:layer="backgroundobjects" svg:width="14.848cm" svg:height="11.136cm" svg:x="3.075cm" svg:y="2.257cm" presentation:class="page"/>
        <draw:frame draw:name="Заметки 2" presentation:style-name="Mpr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8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8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2-Layout4-twoObj-Два-объекта" style:page-layout-name="PM1" draw:style-name="Mdp1">
      <draw:frame draw:name="Заголовок 1" presentation:style-name="Mpr90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Объект 2" presentation:style-name="Mpr90" draw:text-style-name="MP3" draw:layer="backgroundobjects" svg:width="11.862cm" svg:height="13.322cm" svg:x="1.927cm" svg:y="5.592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90" draw:text-style-name="MP3" draw:layer="backgroundobjects" svg:width="11.862cm" svg:height="13.322cm" svg:x="14.213cm" svg:y="5.592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4-twoObj-Два-объекта-title" draw:layer="backgroundobjects" svg:width="14.848cm" svg:height="11.136cm" svg:x="3.075cm" svg:y="2.257cm" presentation:class="page"/>
        <draw:frame draw:name="Заметки 2" presentation:style-name="Mpr9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9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9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2-Layout5-twoTxTwoObj-Сравнение" style:page-layout-name="PM1" draw:style-name="Mdp1">
      <draw:frame draw:name="Заголовок 1" presentation:style-name="Mpr94" draw:text-style-name="MP3" draw:layer="backgroundobjects" svg:width="24.152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Текст 2" presentation:style-name="Mpr95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5"><text:span text:style-name="MT17">Образец текста</text:span></text:p>
            </text:list-item>
          </text:list>
        </draw:text-box>
      </draw:frame>
      <draw:frame draw:name="Объект 3" presentation:style-name="Mpr94" draw:text-style-name="MP3" draw:layer="backgroundobjects" svg:width="11.849cm" svg:height="11.284cm" svg:x="1.927cm" svg:y="7.669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95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15"><text:span text:style-name="MT17">Образец текста</text:span></text:p>
            </text:list-item>
          </text:list>
        </draw:text-box>
      </draw:frame>
      <draw:frame draw:name="Объект 5" presentation:style-name="Mpr94" draw:text-style-name="MP3" draw:layer="backgroundobjects" svg:width="11.902cm" svg:height="11.284cm" svg:x="14.177cm" svg:y="7.669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5-twoTxTwoObj-Сравнение-title" draw:layer="backgroundobjects" svg:width="14.848cm" svg:height="11.136cm" svg:x="3.075cm" svg:y="2.257cm" presentation:class="page"/>
        <draw:frame draw:name="Заметки 2" presentation:style-name="Mpr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9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9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2-Layout6-titleOnly-Только-заголовок" style:page-layout-name="PM1" draw:style-name="Mdp1">
      <draw:frame draw:name="Заголовок 1" presentation:style-name="Mpr99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presentation:notes style:page-layout-name="PM0">
        <draw:page-thumbnail draw:name="Образ слайда 1" presentation:style-name="Master2-Layout6-titleOnly-Только-заголовок-title" draw:layer="backgroundobjects" svg:width="14.848cm" svg:height="11.136cm" svg:x="3.075cm" svg:y="2.257cm" presentation:class="page"/>
        <draw:frame draw:name="Заметки 2" presentation:style-name="Mpr10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2-Layout7-blank-Пустой-слайд" style:page-layout-name="PM1" draw:style-name="Mdp1">
      <presentation:notes style:page-layout-name="PM0">
        <draw:page-thumbnail draw:name="Образ слайда 1" presentation:style-name="Master2-Layout7-blank-Пустой-слайд-title" draw:layer="backgroundobjects" svg:width="14.848cm" svg:height="11.136cm" svg:x="3.075cm" svg:y="2.257cm" presentation:class="page"/>
        <draw:frame draw:name="Заметки 2" presentation:style-name="Mpr1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0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0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0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0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2-Layout8-objTx-Объект-с-подписью" style:page-layout-name="PM1" draw:style-name="Mdp1">
      <draw:frame draw:name="Заголовок 1" presentation:style-name="Mpr106" draw:text-style-name="MP3" draw:layer="backgroundobjects" svg:width="9.031cm" svg:height="4.904cm" svg:x="1.927cm" svg:y="1.398cm" presentation:class="title">
        <draw:text-box>
          <text:p text:style-name="MP13"><text:span text:style-name="MT18">Образец заголовка</text:span></text:p>
        </draw:text-box>
      </draw:frame>
      <draw:frame draw:name="Объект 2" presentation:style-name="Mpr107" draw:text-style-name="MP3" draw:layer="backgroundobjects" svg:width="14.173cm" svg:height="14.923cm" svg:x="11.906cm" svg:y="3.025cm" presentation:class="title">
        <draw:text-box>
          <text:list text:style-name="ML4">
            <text:list-item>
              <text:p text:style-name="MP14"><text:span text:style-name="MT19">Образец текста</text:span></text:p>
              <text:list>
                <text:list-item>
                  <text:p text:style-name="MP5"><text:span text:style-name="MT12">Второй уровень</text:span></text:p>
                  <text:list>
                    <text:list-item>
                      <text:p text:style-name="MP6"><text:span text:style-name="MT3">Третий уровень</text:span></text:p>
                      <text:list>
                        <text:list-item>
                          <text:p text:style-name="MP7"><text:span text:style-name="MT4">Четвертый уровень</text:span></text:p>
                          <text:list>
                            <text:list-item>
                              <text:p text:style-name="MP8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0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5"><text:span text:style-name="MT20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8-objTx-Объект-с-подписью-title" draw:layer="backgroundobjects" svg:width="14.848cm" svg:height="11.136cm" svg:x="3.075cm" svg:y="2.257cm" presentation:class="page"/>
        <draw:frame draw:name="Заметки 2" presentation:style-name="Mpr10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1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1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1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1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2-Layout9-picTx-Рисунок-с-подписью" style:page-layout-name="PM1" draw:style-name="Mdp1">
      <draw:frame draw:name="Заголовок 1" presentation:style-name="Mpr112" draw:text-style-name="MP3" draw:layer="backgroundobjects" svg:width="9.031cm" svg:height="4.904cm" svg:x="1.927cm" svg:y="1.398cm" presentation:class="title">
        <draw:text-box>
          <text:p text:style-name="MP13"><text:span text:style-name="MT18">Образец заголовка</text:span></text:p>
        </draw:text-box>
      </draw:frame>
      <draw:frame draw:name="Рисунок 2" presentation:style-name="Mpr113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114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5"><text:span text:style-name="MT20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9-picTx-Рисунок-с-подписью-title" draw:layer="backgroundobjects" svg:width="14.848cm" svg:height="11.136cm" svg:x="3.075cm" svg:y="2.257cm" presentation:class="page"/>
        <draw:frame draw:name="Заметки 2" presentation:style-name="Mpr1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1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2-Layout10-vertTx-Заголовок-и-вертикальный-текст" style:page-layout-name="PM1" draw:style-name="Mdp1">
      <draw:frame draw:name="Заголовок 1" presentation:style-name="Mpr118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Вертикальный текст 2" presentation:style-name="Mpr119" draw:text-style-name="MP3" draw:layer="backgroundobjects" svg:width="24.148cm" svg:height="13.322cm" svg:x="1.927cm" svg:y="5.592cm" presentation:class="outline">
        <draw:text-box>
          <text:list text:style-name="ML2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12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2-Layout11-vertTitleAndTx-Вертикальный-заголовок-и-текст" style:page-layout-name="PM1" draw:style-name="Mdp1">
      <draw:frame draw:name="Вертикальный заголовок 1" presentation:style-name="Mpr123" draw:text-style-name="MP3" draw:layer="backgroundobjects" svg:width="6.037cm" svg:height="17.793cm" svg:x="20.038cm" svg:y="1.12cm" presentation:class="title">
        <draw:text-box>
          <text:p text:style-name="MP13"><text:span text:style-name="MT15">Образец заголовка</text:span></text:p>
        </draw:text-box>
      </draw:frame>
      <draw:frame draw:name="Вертикальный текст 2" presentation:style-name="Mpr124" draw:text-style-name="MP3" draw:layer="backgroundobjects" svg:width="17.687cm" svg:height="17.793cm" svg:x="1.927cm" svg:y="1.12cm" presentation:class="outline">
        <draw:text-box>
          <text:list text:style-name="ML2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2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2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1.2$Windows_X86_64 LibreOffice_project/fcbaee479e84c6cd81291587d2ee68cba099e129</meta:generator>
    <dc:title>The Purpose of DevOps</dc:title>
    <meta:creation-date>2017-02-15T22:03:08Z</meta:creation-date>
    <dc:date>2024-07-02T00:02:39.962000000</dc:date>
    <meta:editing-cycles>100</meta:editing-cycles>
    <meta:editing-duration>P33DT14H5M50S</meta:editing-duration>
    <meta:document-statistic meta:object-count="307"/>
  </office:meta>
</office:document-meta>
</file>